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1ce6a" officeooo:paragraph-rsid="0001ce6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/>
      <text:p text:style-name="Standard">int main ()</text:p>
      <text:p text:style-name="Standard"/>
      <text:p text:style-name="Standard">{</text:p>
      <text:p text:style-name="Standard"><text:s text:c="3"/>int *arr[3];</text:p>
      <text:p text:style-name="Standard"><text:s text:c="3"/></text:p>
      <text:p text:style-name="Standard"><text:s text:c="3"/>int *a;</text:p>
      <text:p text:style-name="Standard"><text:s text:c="3"/></text:p>
      <text:p text:style-name="Standard"><text:s text:c="3"/>printf( "Value of array pointer variable : %d\n", arr);</text:p>
      <text:p text:style-name="Standard"><text:s text:c="3"/></text:p>
      <text:p text:style-name="Standard"><text:s text:c="3"/>printf( "Value of pointer variable : %d\n", &amp;a);</text:p>
      <text:p text:style-name="Standard"><text:s text:c="3"/></text:p>
      <text:p text:style-name="Standard"><text:s text:c="3"/>return 0;</text:p>
      <text:p text:style-name="Standard"/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Output <text:s text:c="2"/>:</text:p>
      <text:p text:style-name="P1"/>
      <text:p text:style-name="P1"/>
      <text:p text:style-name="P1"/>
      <text:p text:style-name="P1">Value of array pointer variable : -601236880</text:p>
      <text:p text:style-name="P1">Value of pointer variable : -601236888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5T16:44:27.807448904</meta:creation-date>
    <dc:date>2022-09-15T16:45:50.814387976</dc:date>
    <meta:editing-duration>PT1M23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45" meta:character-count="281" meta:non-whitespace-character-count="219"/>
  </office:meta>
</office:document-meta>
</file>